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cb53" officeooo:paragraph-rsid="0000cb53"/>
    </style:style>
    <style:style style:name="P2" style:family="paragraph" style:parent-style-name="Standard">
      <style:text-properties fo:font-weight="bold" officeooo:rsid="000cd1ce" officeooo:paragraph-rsid="000cd1ce" style:font-weight-asian="bold" style:font-weight-complex="bold"/>
    </style:style>
    <style:style style:name="P3" style:family="paragraph" style:parent-style-name="Standard">
      <style:text-properties fo:font-weight="bold" officeooo:rsid="000d89f0" officeooo:paragraph-rsid="000d89f0" style:font-weight-asian="bold" style:font-weight-complex="bold"/>
    </style:style>
    <style:style style:name="P4" style:family="paragraph" style:parent-style-name="Standard">
      <style:text-properties fo:font-weight="bold" officeooo:rsid="00100781" officeooo:paragraph-rsid="00100781" style:font-weight-asian="bold" style:font-weight-complex="bold"/>
    </style:style>
    <style:style style:name="P5" style:family="paragraph" style:parent-style-name="Standard">
      <style:text-properties fo:font-weight="bold" officeooo:rsid="001131f0" officeooo:paragraph-rsid="001131f0" style:font-weight-asian="bold" style:font-weight-complex="bold"/>
    </style:style>
    <style:style style:name="P6" style:family="paragraph" style:parent-style-name="Standard">
      <style:text-properties fo:font-weight="bold" officeooo:rsid="0011e427" officeooo:paragraph-rsid="0011e427" style:font-weight-asian="bold" style:font-weight-complex="bold"/>
    </style:style>
    <style:style style:name="P7" style:family="paragraph" style:parent-style-name="Standard">
      <style:text-properties fo:font-weight="bold" officeooo:rsid="00127a46" officeooo:paragraph-rsid="00127a46" style:font-weight-asian="bold" style:font-weight-complex="bold"/>
    </style:style>
    <style:style style:name="P8" style:family="paragraph" style:parent-style-name="Standard">
      <style:text-properties fo:font-weight="bold" officeooo:rsid="0014007e" officeooo:paragraph-rsid="0014007e" style:font-weight-asian="bold" style:font-weight-complex="bold"/>
    </style:style>
    <style:style style:name="P9" style:family="paragraph" style:parent-style-name="Standard">
      <style:text-properties fo:font-weight="bold" officeooo:rsid="000143d1" officeooo:paragraph-rsid="0014007e" style:font-weight-asian="bold" style:font-weight-complex="bold"/>
    </style:style>
    <style:style style:name="P10" style:family="paragraph" style:parent-style-name="Standard">
      <style:text-properties officeooo:rsid="000ada0d" officeooo:paragraph-rsid="000ada0d"/>
    </style:style>
    <style:style style:name="P11" style:family="paragraph" style:parent-style-name="Standard">
      <style:text-properties style:text-underline-style="none" officeooo:rsid="000ada0d" officeooo:paragraph-rsid="0009f345"/>
    </style:style>
    <style:style style:name="P12" style:family="paragraph" style:parent-style-name="Standard">
      <style:text-properties style:text-underline-style="none" fo:font-weight="normal" officeooo:rsid="000ada0d" officeooo:paragraph-rsid="000ada0d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0cd1ce" officeooo:paragraph-rsid="000cd1ce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0d89f0" officeooo:paragraph-rsid="000d89f0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00781" officeooo:paragraph-rsid="00100781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131f0" officeooo:paragraph-rsid="001131f0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27a46" officeooo:paragraph-rsid="0011e427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27a46" officeooo:paragraph-rsid="00127a46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a75c2" officeooo:paragraph-rsid="000a75c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0acf70" officeooo:paragraph-rsid="000acf7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0eaec0" officeooo:paragraph-rsid="000c9c8e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0eaf88" officeooo:paragraph-rsid="000eaf88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02d0f" officeooo:paragraph-rsid="00102d0f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17049" officeooo:paragraph-rsid="00117049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354c0" officeooo:paragraph-rsid="001354c0" style:font-weight-asian="normal" style:font-weight-complex="normal"/>
    </style:style>
    <style:style style:name="P26" style:family="paragraph" style:parent-style-name="Standard">
      <style:text-properties officeooo:rsid="0009f345" officeooo:paragraph-rsid="0009f345"/>
    </style:style>
    <style:style style:name="P27" style:family="paragraph" style:parent-style-name="Standard">
      <style:text-properties style:text-underline-style="solid" style:text-underline-width="auto" style:text-underline-color="font-color" officeooo:rsid="000acf70" officeooo:paragraph-rsid="000acf70"/>
    </style:style>
    <style:style style:name="P28" style:family="paragraph" style:parent-style-name="Standard">
      <style:text-properties style:text-underline-style="solid" style:text-underline-width="auto" style:text-underline-color="font-color" officeooo:rsid="000c9c8e" officeooo:paragraph-rsid="000c9c8e"/>
    </style:style>
    <style:style style:name="P29" style:family="paragraph" style:parent-style-name="Standard">
      <style:text-properties style:text-underline-style="solid" style:text-underline-width="auto" style:text-underline-color="font-color" officeooo:rsid="000eaf88" officeooo:paragraph-rsid="000eaf88"/>
    </style:style>
    <style:style style:name="P30" style:family="paragraph" style:parent-style-name="Standard">
      <style:text-properties style:text-underline-style="solid" style:text-underline-width="auto" style:text-underline-color="font-color" officeooo:rsid="00102d0f" officeooo:paragraph-rsid="00102d0f"/>
    </style:style>
    <style:style style:name="P31" style:family="paragraph" style:parent-style-name="Standard">
      <style:text-properties style:text-underline-style="solid" style:text-underline-width="auto" style:text-underline-color="font-color" officeooo:rsid="00117049" officeooo:paragraph-rsid="00117049"/>
    </style:style>
    <style:style style:name="P32" style:family="paragraph" style:parent-style-name="Standard">
      <style:text-properties style:text-underline-style="solid" style:text-underline-width="auto" style:text-underline-color="font-color" officeooo:rsid="001354c0" officeooo:paragraph-rsid="001354c0"/>
    </style:style>
    <style:style style:name="P33" style:family="paragraph" style:parent-style-name="Standard">
      <style:text-properties style:text-underline-style="solid" style:text-underline-width="auto" style:text-underline-color="font-color" officeooo:rsid="001511a9" officeooo:paragraph-rsid="001511a9"/>
    </style:style>
    <style:style style:name="P34" style:family="paragraph" style:parent-style-name="Standard">
      <style:text-properties officeooo:rsid="00027f9c" officeooo:paragraph-rsid="00027f9c"/>
    </style:style>
    <style:style style:name="P35" style:family="paragraph" style:parent-style-name="Standard">
      <style:text-properties officeooo:rsid="0002a0bf" officeooo:paragraph-rsid="0002a0bf"/>
    </style:style>
    <style:style style:name="P36" style:family="paragraph" style:parent-style-name="Standard">
      <style:text-properties fo:font-weight="normal" officeooo:rsid="000143d1" officeooo:paragraph-rsid="000143d1" style:font-weight-asian="normal" style:font-weight-complex="normal"/>
    </style:style>
    <style:style style:name="P37" style:family="paragraph" style:parent-style-name="Standard">
      <style:text-properties fo:font-weight="normal" officeooo:rsid="00027f9c" officeooo:paragraph-rsid="00027f9c" style:font-weight-asian="normal" style:font-weight-complex="normal"/>
    </style:style>
    <style:style style:name="P38" style:family="paragraph" style:parent-style-name="Standard">
      <style:text-properties fo:font-style="normal" style:text-underline-style="none" fo:font-weight="normal" officeooo:rsid="001511a9" officeooo:paragraph-rsid="001511a9" style:font-style-asian="normal" style:font-weight-asian="normal" style:font-style-complex="normal" style:font-weight-complex="normal"/>
    </style:style>
    <style:style style:name="P39" style:family="paragraph" style:parent-style-name="Standard" style:list-style-name="L1">
      <style:text-properties style:text-underline-style="none" fo:font-weight="normal" officeooo:rsid="000d89f0" officeooo:paragraph-rsid="000d89f0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14007e" officeooo:paragraph-rsid="0014007e" style:font-weight-asian="normal" style:font-weight-complex="normal"/>
    </style:style>
    <style:style style:name="P41" style:family="paragraph" style:parent-style-name="Standard" style:list-style-name="L2">
      <style:text-properties style:text-underline-style="none" fo:font-weight="normal" officeooo:rsid="0004551e" officeooo:paragraph-rsid="0004551e" style:font-weight-asian="normal" style:font-weight-complex="normal"/>
    </style:style>
    <style:style style:name="P42" style:family="paragraph" style:parent-style-name="Standard" style:list-style-name="L2">
      <style:text-properties style:text-underline-style="none" fo:font-weight="normal" officeooo:rsid="00087aaf" officeooo:paragraph-rsid="00087aaf" style:font-weight-asian="normal" style:font-weight-complex="normal"/>
    </style:style>
    <style:style style:name="P43" style:family="paragraph" style:parent-style-name="Standard" style:list-style-name="L2">
      <style:text-properties style:text-underline-style="none" fo:font-weight="normal" officeooo:rsid="000a75c2" officeooo:paragraph-rsid="000a75c2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242c5b" officeooo:paragraph-rsid="00034286" style:font-weight-asian="normal" style:font-weight-complex="normal"/>
    </style:style>
    <style:style style:name="P45" style:family="paragraph" style:parent-style-name="Standard" style:list-style-name="L17">
      <style:text-properties style:text-underline-style="none" fo:font-weight="normal" officeooo:rsid="0023f77d" officeooo:paragraph-rsid="00034286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23f77d" officeooo:paragraph-rsid="00034286" style:font-weight-asian="normal" style:font-weight-complex="normal"/>
    </style:style>
    <style:style style:name="P47" style:family="paragraph" style:parent-style-name="Standard" style:list-style-name="L2">
      <style:text-properties style:text-underline-style="none" officeooo:rsid="00062a21" officeooo:paragraph-rsid="00062a21"/>
    </style:style>
    <style:style style:name="P48" style:family="paragraph" style:parent-style-name="Standard" style:list-style-name="L2">
      <style:text-properties style:text-underline-style="solid" style:text-underline-width="auto" style:text-underline-color="font-color" officeooo:rsid="0004551e" officeooo:paragraph-rsid="0004551e"/>
    </style:style>
    <style:style style:name="P49" style:family="paragraph" style:parent-style-name="Standard" style:list-style-name="L2">
      <style:text-properties style:text-underline-style="solid" style:text-underline-width="auto" style:text-underline-color="font-color" officeooo:rsid="00062a21" officeooo:paragraph-rsid="00062a21"/>
    </style:style>
    <style:style style:name="P50" style:family="paragraph" style:parent-style-name="Standard" style:list-style-name="L2">
      <style:text-properties style:text-underline-style="solid" style:text-underline-width="auto" style:text-underline-color="font-color" officeooo:rsid="0008006e" officeooo:paragraph-rsid="0008006e"/>
    </style:style>
    <style:style style:name="P51" style:family="paragraph" style:parent-style-name="Standard" style:list-style-name="L2">
      <style:text-properties style:text-underline-style="solid" style:text-underline-width="auto" style:text-underline-color="font-color" officeooo:rsid="00087aaf" officeooo:paragraph-rsid="00087aaf"/>
    </style:style>
    <style:style style:name="P52" style:family="paragraph" style:parent-style-name="Standard">
      <style:text-properties style:text-underline-style="solid" style:text-underline-width="auto" style:text-underline-color="font-color" officeooo:rsid="00168d5d" officeooo:paragraph-rsid="00168d5d"/>
    </style:style>
    <style:style style:name="P53" style:family="paragraph" style:parent-style-name="Standard" style:list-style-name="L17">
      <style:text-properties style:text-underline-style="solid" style:text-underline-width="auto" style:text-underline-color="font-color" fo:font-weight="normal" officeooo:rsid="0023f77d" officeooo:paragraph-rsid="00034286" style:font-weight-asian="normal" style:font-weight-complex="normal"/>
    </style:style>
    <style:style style:name="P54" style:family="paragraph" style:parent-style-name="Standard">
      <style:text-properties officeooo:rsid="00011133" officeooo:paragraph-rsid="00034286"/>
    </style:style>
    <style:style style:name="P55" style:family="paragraph" style:parent-style-name="Standard">
      <style:text-properties fo:font-weight="bold" officeooo:rsid="00024527" officeooo:paragraph-rsid="00034286" style:font-weight-asian="bold" style:font-weight-complex="bold"/>
    </style:style>
    <style:style style:name="P56" style:family="paragraph" style:parent-style-name="Standard">
      <style:text-properties fo:font-weight="bold" officeooo:rsid="000490d1" officeooo:paragraph-rsid="00034286" style:font-weight-asian="bold" style:font-weight-complex="bold"/>
    </style:style>
    <style:style style:name="P57" style:family="paragraph" style:parent-style-name="Standard">
      <style:text-properties fo:font-weight="bold" officeooo:rsid="00068dfc" officeooo:paragraph-rsid="00034286" style:font-weight-asian="bold" style:font-weight-complex="bold"/>
    </style:style>
    <style:style style:name="P58" style:family="paragraph" style:parent-style-name="Standard">
      <style:text-properties fo:font-weight="bold" officeooo:rsid="00088074" officeooo:paragraph-rsid="00034286" style:font-weight-asian="bold" style:font-weight-complex="bold"/>
    </style:style>
    <style:style style:name="P59" style:family="paragraph" style:parent-style-name="Standard">
      <style:text-properties fo:font-weight="bold" officeooo:rsid="0009b82b" officeooo:paragraph-rsid="00034286" style:font-weight-asian="bold" style:font-weight-complex="bold"/>
    </style:style>
    <style:style style:name="P60" style:family="paragraph" style:parent-style-name="Standard" style:list-style-name="L3">
      <style:text-properties fo:font-weight="bold" officeooo:rsid="000ab469" officeooo:paragraph-rsid="00034286" style:font-weight-asian="bold" style:font-weight-complex="bold"/>
    </style:style>
    <style:style style:name="P61" style:family="paragraph" style:parent-style-name="Standard">
      <style:text-properties fo:font-weight="bold" officeooo:rsid="000ab469" officeooo:paragraph-rsid="00034286" style:font-weight-asian="bold" style:font-weight-complex="bold"/>
    </style:style>
    <style:style style:name="P62" style:family="paragraph" style:parent-style-name="Standard">
      <style:text-properties fo:font-weight="bold" officeooo:rsid="000c4303" officeooo:paragraph-rsid="00034286" style:font-weight-asian="bold" style:font-weight-complex="bold"/>
    </style:style>
    <style:style style:name="P63" style:family="paragraph" style:parent-style-name="Standard" style:list-style-name="L11">
      <style:text-properties fo:font-weight="bold" officeooo:rsid="000c9efa" officeooo:paragraph-rsid="00034286" style:font-weight-asian="bold" style:font-weight-complex="bold"/>
    </style:style>
    <style:style style:name="P64" style:family="paragraph" style:parent-style-name="Standard">
      <style:text-properties fo:font-weight="bold" officeooo:rsid="000c9efa" officeooo:paragraph-rsid="00034286" style:font-weight-asian="bold" style:font-weight-complex="bold"/>
    </style:style>
    <style:style style:name="P65" style:family="paragraph" style:parent-style-name="Standard" style:list-style-name="L12">
      <style:text-properties fo:font-weight="bold" officeooo:rsid="000de4b5" officeooo:paragraph-rsid="00034286" style:font-weight-asian="bold" style:font-weight-complex="bold"/>
    </style:style>
    <style:style style:name="P66" style:family="paragraph" style:parent-style-name="Standard">
      <style:text-properties fo:font-weight="bold" officeooo:rsid="000de4b5" officeooo:paragraph-rsid="00034286" style:font-weight-asian="bold" style:font-weight-complex="bold"/>
    </style:style>
    <style:style style:name="P67" style:family="paragraph" style:parent-style-name="Standard">
      <style:text-properties fo:font-weight="bold" officeooo:rsid="00104d64" officeooo:paragraph-rsid="00034286" style:font-weight-asian="bold" style:font-weight-complex="bold"/>
    </style:style>
    <style:style style:name="P68" style:family="paragraph" style:parent-style-name="Standard" style:list-style-name="L13">
      <style:text-properties fo:font-weight="bold" officeooo:rsid="00120b24" officeooo:paragraph-rsid="00034286" style:font-weight-asian="bold" style:font-weight-complex="bold"/>
    </style:style>
    <style:style style:name="P69" style:family="paragraph" style:parent-style-name="Standard">
      <style:text-properties fo:font-weight="bold" officeooo:rsid="00120b24" officeooo:paragraph-rsid="00034286" style:font-weight-asian="bold" style:font-weight-complex="bold"/>
    </style:style>
    <style:style style:name="P70" style:family="paragraph" style:parent-style-name="Standard" style:list-style-name="L13">
      <style:text-properties fo:font-weight="bold" officeooo:rsid="00125ce8" officeooo:paragraph-rsid="00034286" style:font-weight-asian="bold" style:font-weight-complex="bold"/>
    </style:style>
    <style:style style:name="P71" style:family="paragraph" style:parent-style-name="Standard" style:list-style-name="L13">
      <style:text-properties fo:font-weight="bold" officeooo:rsid="00130517" officeooo:paragraph-rsid="00034286" style:font-weight-asian="bold" style:font-weight-complex="bold"/>
    </style:style>
    <style:style style:name="P72" style:family="paragraph" style:parent-style-name="Standard" style:list-style-name="L13">
      <style:text-properties fo:font-weight="bold" officeooo:rsid="00147007" officeooo:paragraph-rsid="00034286" style:font-weight-asian="bold" style:font-weight-complex="bold"/>
    </style:style>
    <style:style style:name="P73" style:family="paragraph" style:parent-style-name="Standard" style:list-style-name="L13">
      <style:text-properties fo:font-weight="bold" officeooo:rsid="00160940" officeooo:paragraph-rsid="00034286" style:font-weight-asian="bold" style:font-weight-complex="bold"/>
    </style:style>
    <style:style style:name="P74" style:family="paragraph" style:parent-style-name="Standard" style:list-style-name="L13">
      <style:text-properties fo:font-weight="bold" officeooo:rsid="0017fd68" officeooo:paragraph-rsid="00034286" style:font-weight-asian="bold" style:font-weight-complex="bold"/>
    </style:style>
    <style:style style:name="P75" style:family="paragraph" style:parent-style-name="Standard">
      <style:text-properties fo:font-weight="bold" officeooo:rsid="0017fd68" officeooo:paragraph-rsid="00034286" style:font-weight-asian="bold" style:font-weight-complex="bold"/>
    </style:style>
    <style:style style:name="P76" style:family="paragraph" style:parent-style-name="Standard">
      <style:text-properties fo:font-weight="bold" officeooo:rsid="00190b4e" officeooo:paragraph-rsid="00034286" style:font-weight-asian="bold" style:font-weight-complex="bold"/>
    </style:style>
    <style:style style:name="P77" style:family="paragraph" style:parent-style-name="Standard" style:list-style-name="L14">
      <style:text-properties fo:font-weight="bold" officeooo:rsid="001adb32" officeooo:paragraph-rsid="00034286" style:font-weight-asian="bold" style:font-weight-complex="bold"/>
    </style:style>
    <style:style style:name="P78" style:family="paragraph" style:parent-style-name="Standard">
      <style:text-properties fo:font-weight="bold" officeooo:rsid="001adb32" officeooo:paragraph-rsid="00034286" style:font-weight-asian="bold" style:font-weight-complex="bold"/>
    </style:style>
    <style:style style:name="P79" style:family="paragraph" style:parent-style-name="Standard">
      <style:text-properties fo:font-weight="normal" officeooo:rsid="001bb2ba" officeooo:paragraph-rsid="00034286" style:font-weight-asian="normal" style:font-weight-complex="normal"/>
    </style:style>
    <style:style style:name="P80" style:family="paragraph" style:parent-style-name="Standard">
      <style:text-properties fo:font-weight="normal" officeooo:rsid="001c9ee9" officeooo:paragraph-rsid="00034286" style:font-weight-asian="normal" style:font-weight-complex="normal"/>
    </style:style>
    <style:style style:name="P81" style:family="paragraph" style:parent-style-name="Standard">
      <style:text-properties fo:font-weight="normal" officeooo:rsid="001ce084" officeooo:paragraph-rsid="00034286" style:font-weight-asian="normal" style:font-weight-complex="normal"/>
    </style:style>
    <style:style style:name="P82" style:family="paragraph" style:parent-style-name="Standard" style:list-style-name="L15">
      <style:text-properties fo:font-weight="normal" officeooo:rsid="001f8e7f" officeooo:paragraph-rsid="00034286" style:font-weight-asian="normal" style:font-weight-complex="normal"/>
    </style:style>
    <style:style style:name="P83" style:family="paragraph" style:parent-style-name="Standard">
      <style:text-properties fo:font-weight="normal" officeooo:rsid="001f8e7f" officeooo:paragraph-rsid="00034286" style:font-weight-asian="normal" style:font-weight-complex="normal"/>
    </style:style>
    <style:style style:name="P84" style:family="paragraph" style:parent-style-name="Standard" style:list-style-name="L15">
      <style:text-properties fo:font-weight="normal" officeooo:rsid="001fce10" officeooo:paragraph-rsid="00034286" style:font-weight-asian="normal" style:font-weight-complex="normal"/>
    </style:style>
    <style:style style:name="P85" style:family="paragraph" style:parent-style-name="Standard" style:list-style-name="L15">
      <style:text-properties fo:font-weight="normal" officeooo:rsid="001ff3cb" officeooo:paragraph-rsid="00034286" style:font-weight-asian="normal" style:font-weight-complex="normal"/>
    </style:style>
    <style:style style:name="P86" style:family="paragraph" style:parent-style-name="Standard">
      <style:text-properties fo:font-weight="normal" officeooo:rsid="001ff3cb" officeooo:paragraph-rsid="00034286" style:font-weight-asian="normal" style:font-weight-complex="normal"/>
    </style:style>
    <style:style style:name="P87" style:family="paragraph" style:parent-style-name="Standard">
      <style:text-properties fo:font-weight="normal" officeooo:rsid="002052bb" officeooo:paragraph-rsid="00034286" style:font-weight-asian="normal" style:font-weight-complex="normal"/>
    </style:style>
    <style:style style:name="P88" style:family="paragraph" style:parent-style-name="Standard" style:list-style-name="L16">
      <style:text-properties fo:font-weight="normal" officeooo:rsid="0021fb20" officeooo:paragraph-rsid="00034286" style:font-weight-asian="normal" style:font-weight-complex="normal"/>
    </style:style>
    <style:style style:name="P89" style:family="paragraph" style:parent-style-name="Standard">
      <style:text-properties fo:font-weight="normal" officeooo:rsid="0021fb20" officeooo:paragraph-rsid="00034286" style:font-weight-asian="normal" style:font-weight-complex="normal"/>
    </style:style>
    <style:style style:name="P90" style:family="paragraph" style:parent-style-name="Standard">
      <style:text-properties fo:font-weight="normal" officeooo:rsid="0023f77d" officeooo:paragraph-rsid="00034286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e58e9" style:font-weight-asian="normal" style:font-weight-complex="normal"/>
    </style:style>
    <style:style style:name="T4" style:family="text">
      <style:text-properties style:text-underline-style="none" fo:font-weight="normal" officeooo:rsid="000e0212" style:font-weight-asian="normal" style:font-weight-complex="normal"/>
    </style:style>
    <style:style style:name="T5" style:family="text">
      <style:text-properties style:text-underline-style="none" fo:font-weight="normal" officeooo:rsid="000eaec0" style:font-weight-asian="normal" style:font-weight-complex="normal"/>
    </style:style>
    <style:style style:name="T6" style:family="text">
      <style:text-properties style:text-underline-style="none" fo:font-weight="normal" officeooo:rsid="0002f063" style:font-weight-asian="normal" style:font-weight-complex="normal"/>
    </style:style>
    <style:style style:name="T7" style:family="text">
      <style:text-properties style:text-underline-style="none" fo:font-weight="normal" officeooo:rsid="000c9efa" style:font-weight-asian="normal" style:font-weight-complex="normal"/>
    </style:style>
    <style:style style:name="T8" style:family="text">
      <style:text-properties style:text-underline-style="none" officeooo:rsid="000a7e4a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bold" officeooo:rsid="000e0212" style:font-weight-asian="bold" style:font-weight-complex="bold"/>
    </style:style>
    <style:style style:name="T11" style:family="text">
      <style:text-properties style:text-underline-style="none" officeooo:rsid="0002f063"/>
    </style:style>
    <style:style style:name="T12" style:family="text">
      <style:text-properties style:text-underline-style="none" officeooo:rsid="001e0912"/>
    </style:style>
    <style:style style:name="T13" style:family="text">
      <style:text-properties style:text-underline-style="none" officeooo:rsid="00200a3d"/>
    </style:style>
    <style:style style:name="T14" style:family="text">
      <style:text-properties officeooo:rsid="000a7e4a"/>
    </style:style>
    <style:style style:name="T1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style:text-underline-style="none" style:font-style-asian="normal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87aaf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fo:color="#ce181e" style:text-underline-style="none" officeooo:rsid="00200a3d"/>
    </style:style>
    <style:style style:name="T26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STF: o Código de Defesa do Consumidor alcança as instituições financeiras. <text:span text:style-name="T14">Ademais, aplica-se também aos casos de indenização por danos morais e materiais por </text:span><text:span text:style-name="T8">má prestação de serviço em transporte aéreo.</text:span></text:p>
      <text:p text:style-name="P11"/>
      <text:p text:style-name="P10"><text:span text:style-name="T1">STF, SV 28: é </text:span><text:span text:style-name="T9">inconstitucional</text:span><text:span text:style-name="T2"> a exigência de depósito prévio como requisito de admissibilidade de ação judicial na qual se pretenda discutir a exigibilidade de crédito tributário.</text:span></text:p>
      <text:p text:style-name="P12"/>
      <text:p text:style-name="P2"><text:span text:style-name="T1">Duplo grau de jurisdição</text:span><text:span text:style-name="T2"> → </text:span><text:span text:style-name="T1">não</text:span><text:span text:style-name="T2"> há previsão na CF, mas sim na Conveção Americana de Direitos Humanos.</text:span></text:p>
      <text:p text:style-name="P13"/>
      <text:p text:style-name="P3"><text:span text:style-name="T2">STF: </text:span><text:span text:style-name="T1">não</text:span><text:span text:style-name="T2"> cabe invocar direito adquirido </text:span><text:span text:style-name="T3">frente a</text:span><text:span text:style-name="T2">:</text:span></text:p>
      <text:list xml:id="list1217301857" text:style-name="L1">
        <text:list-item>
          <text:p text:style-name="P39">normas constitucionais originárias;</text:p>
        </text:list-item>
        <text:list-item>
          <text:p text:style-name="P39">mudança do padrão da moeda;</text:p>
        </text:list-item>
        <text:list-item>
          <text:p text:style-name="P39">criação ou aumento de tributos;</text:p>
        </text:list-item>
        <text:list-item>
          <text:p text:style-name="P39">mudança de regime estatutário.</text:p>
        </text:list-item>
      </text:list>
      <text:p text:style-name="P14"/>
      <text:p text:style-name="P4"><text:span text:style-name="T2">STF: a competência do </text:span><text:span text:style-name="T1">tribunal do júri</text:span><text:span text:style-name="T2"> </text:span><text:span text:style-name="T1">não</text:span><text:span text:style-name="T2"> pode ser afastada por lei estadual nem usurpada por vara criminal especializada, sendo </text:span><text:span text:style-name="T1">vedada</text:span><text:span text:style-name="T2"> a alteração da forma de sua composição, que deve ser definida em lei </text:span><text:span text:style-name="T1">nacional</text:span><text:span text:style-name="T2">.</text:span></text:p>
      <text:p text:style-name="P15"/>
      <text:p text:style-name="P5"><text:span text:style-name="T2">STF: a competência para o processo e julgamento de </text:span><text:span text:style-name="T1">latrocínio</text:span><text:span text:style-name="T2"> é do </text:span><text:span text:style-name="T1">juiz singular</text:span><text:span text:style-name="T2">, e não do tribunal do júri.</text:span></text:p>
      <text:p text:style-name="P16"/>
      <text:p text:style-name="P6"><text:span text:style-name="T2">Foro por prerrogativa de função que decorra da </text:span><text:span text:style-name="T1">CF</text:span><text:span text:style-name="T2"> </text:span><text:span text:style-name="T1">prevalece</text:span><text:span text:style-name="T2"> sobre o tribunal do júri.</text:span></text:p>
      <text:p text:style-name="P6"><text:span text:style-name="T2">Tribunal do júri </text:span><text:span text:style-name="T1">prevalece</text:span><text:span text:style-name="T2"> sobre foro por prerrogativa de função previsto </text:span><text:span text:style-name="T1">exclusivamente</text:span><text:span text:style-name="T2"> </text:span><text:span text:style-name="T1">em constituição estadual</text:span><text:span text:style-name="T2">.</text:span></text:p>
      <text:p text:style-name="P17"/>
      <text:p text:style-name="P7"><text:span text:style-name="T2">É possível recorrer das decisões do tribunal do júri caso elas sejam </text:span><text:span text:style-name="T1">manifestamente contrárias à prova dos autos</text:span><text:span text:style-name="T2">.</text:span></text:p>
      <text:p text:style-name="P18"/>
      <text:p text:style-name="P8"><text:span text:style-name="T2">Lei </text:span><text:span text:style-name="T1">ordinária</text:span><text:span text:style-name="T2"> pode ampliar a competência do tribunal do júri.</text:span></text:p>
      <text:p text:style-name="P40"/>
      <text:p text:style-name="P9"><text:span text:style-name="T2">Brasileiro nato que perca sua nacionalidade pela </text:span><text:span text:style-name="T9">aquisição voluntária</text:span><text:span text:style-name="T2"> de outra nacionalidade estará sujeito à extradição.</text:span></text:p>
      <text:p text:style-name="P36"/>
      <text:p text:style-name="P34"><text:span text:style-name="T21">Mesmo que o Poder Executivo conceda </text:span><text:span text:style-name="T20">asilo político</text:span><text:span text:style-name="T21">, o </text:span><text:span text:style-name="T20">STF não</text:span><text:span text:style-name="T21"> está vinculado a esse juízo, logo o STF </text:span><text:span text:style-name="T20">pode</text:span><text:span text:style-name="T21"> autorizar a extradição.</text:span></text:p>
      <text:p text:style-name="P37"/>
      <text:p text:style-name="P35"><text:span text:style-name="T21">3 etapas da </text:span><text:span text:style-name="T20">extradição</text:span><text:span text:style-name="T21">:</text:span></text:p>
      <text:list xml:id="list3991323633" text:style-name="L2">
        <text:list-item>
          <text:p text:style-name="P48"><text:span text:style-name="T22">1ª </text:span><text:span text:style-name="T21">etapa administrativa</text:span><text:span text:style-name="T2">:</text:span></text:p>
          <text:list>
            <text:list-item>
              <text:p text:style-name="P41">Estado requerente solicita extradição ao PR;</text:p>
            </text:list-item>
            <text:list-item>
              <text:p text:style-name="P48"><text:span text:style-name="T2">pleito deve fundamentar-se em </text:span><text:span text:style-name="T9">tratado bilateral</text:span><text:span text:style-name="T2"> ou, não existindo, </text:span><text:span text:style-name="T9">promessa de reciprocidade</text:span><text:span text:style-name="T2"> → sem esses requisitos, </text:span><text:span text:style-name="T9">não</text:span><text:span text:style-name="T2"> será concedida extradição;</text:span></text:p>
            </text:list-item>
            <text:list-item>
              <text:p text:style-name="P47"><text:span text:style-name="T21">se PR recusar → </text:span><text:span text:style-name="T24">recusa primária</text:span><text:span text:style-name="T21">;</text:span></text:p>
            </text:list-item>
            <text:list-item>
              <text:p text:style-name="P47"><text:span text:style-name="T21">se PR aceitar → </text:span><text:span text:style-name="T24">encaminhamento ao STF</text:span><text:span text:style-name="T21"> (p/ análise da legalidade e procedência);</text:span></text:p>
            </text:list-item>
          </text:list>
        </text:list-item>
        <text:list-item>
          <text:p text:style-name="P49"><text:span text:style-name="T21">etapa jurídica</text:span><text:span text:style-name="T2">:</text:span></text:p>
          <text:list>
            <text:list-item>
              <text:p text:style-name="P49"><text:soft-page-break/><text:span text:style-name="T2">mesmo que extraditando aceite retornar ao seu país, isso </text:span><text:span text:style-name="T9">não</text:span><text:span text:style-name="T2"> impede que o STF analise o caso;</text:span></text:p>
            </text:list-item>
            <text:list-item>
              <text:p text:style-name="P49"><text:span text:style-name="T2">deve existir um </text:span><text:span text:style-name="T9">processo penal</text:span><text:span text:style-name="T2"> (extradição é possível tanto após a condenação quanto durante o processo);</text:span></text:p>
            </text:list-item>
            <text:list-item>
              <text:p text:style-name="P50"><text:span text:style-name="T2">deve existir </text:span><text:span text:style-name="T9">dupla tipicidade</text:span><text:span text:style-name="T2"> (crime tanto no Brasil quanto no Estado requerente);</text:span></text:p>
            </text:list-item>
            <text:list-item>
              <text:p text:style-name="P42">STF verifica se direitos humanos serão respeitados:</text:p>
              <text:list>
                <text:list-item>
                  <text:p text:style-name="P42">pena de morte não se admite, exceto no caso de guerra;</text:p>
                </text:list-item>
                <text:list-item>
                  <text:p text:style-name="P42">deve seguir o princípio do juíz natural;</text:p>
                </text:list-item>
                <text:list-item>
                  <text:p text:style-name="P42">pena de caráter perpétuo deve ser comutada em prisão de até 30 anos;</text:p>
                </text:list-item>
              </text:list>
            </text:list-item>
          </text:list>
        </text:list-item>
        <text:list-item>
          <text:p text:style-name="P51"><text:span text:style-name="T21">2ª etapa administrativa</text:span><text:span text:style-name="T2">:</text:span></text:p>
          <text:list>
            <text:list-item>
              <text:p text:style-name="P43">se STF negar extradição → decisão vincula o PR;</text:p>
            </text:list-item>
            <text:list-item>
              <text:p text:style-name="P43">se STF autorizar extradição → PR pode decidir por extraditar ou não.</text:p>
            </text:list-item>
          </text:list>
        </text:list-item>
      </text:list>
      <text:p text:style-name="P19"/>
      <text:p text:style-name="P27"><text:span text:style-name="T2">O princípio da </text:span><text:span text:style-name="T9">proporcionalidade</text:span><text:span text:style-name="T2"> tem sua sede </text:span><text:span text:style-name="T9">material</text:span><text:span text:style-name="T2"> no </text:span><text:span text:style-name="T9">princípio do devido processo legal</text:span><text:span text:style-name="T2">.</text:span></text:p>
      <text:p text:style-name="P20"/>
      <text:p text:style-name="P28"><text:span text:style-name="T2">O contraditório e a ampla defesa </text:span><text:span text:style-name="T9">não</text:span><text:span text:style-name="T2"> se aplicam na fase do </text:span><text:span text:style-name="T9">inquérito policial ou civil</text:span><text:span text:style-name="T2">, </text:span><text:span text:style-name="T4">nem na </text:span><text:span text:style-name="T10">sindicância</text:span><text:span text:style-name="T4">, </text:span><text:span text:style-name="T5">exceto, neste caso, se dela resultar aplicação de pena (advertência).</text:span></text:p>
      <text:p text:style-name="P21"/>
      <text:p text:style-name="P29"><text:span text:style-name="T5">S</text:span><text:span text:style-name="T2">TF, SV 28: é </text:span><text:span text:style-name="T9">inconstitucional</text:span><text:span text:style-name="T2"> a exigência de depósito prévio como requisito de admissibilidade de ação judicial na qual se pretenda discutir a exigibilidade do crédito tributário.</text:span></text:p>
      <text:p text:style-name="P22"/>
      <text:p text:style-name="P30"><text:span text:style-name="T2">STF: são </text:span><text:span text:style-name="T9">ilícitas</text:span><text:span text:style-name="T2"> as provas obtidas mediante gravação de conversa informal do indiciado com policiais, por constituir-se tal prática em </text:span><text:span text:style-name="T9">interrogatório sub-reptício</text:span><text:span text:style-name="T2">, realizado sem as formalidades legais do interrogatório no inquérito policial e sem que o indiciado seja advertido do seu direito ao silêncio.</text:span></text:p>
      <text:p text:style-name="P23"/>
      <text:p text:style-name="P31"><text:span text:style-name="T2">STF: é </text:span><text:span text:style-name="T9">lícita</text:span><text:span text:style-name="T2"> a prova obtida por gravação de conversa telefônica feita por um dos interlocutores, sem conhecimento do outro, quando </text:span><text:span text:style-name="T9">ausente cláusula legal de sigilo ou de reserva da conversação</text:span><text:span text:style-name="T2">.</text:span></text:p>
      <text:p text:style-name="P24"/>
      <text:p text:style-name="P32"><text:span text:style-name="T2">STF: é </text:span><text:span text:style-name="T9">lícita</text:span><text:span text:style-name="T2"> a prova consistente em gravação ambiental realizada por um dos interlocutores sem o conhecimento do outro.</text:span></text:p>
      <text:p text:style-name="P25"/>
      <text:p text:style-name="P33"><text:span text:style-name="T2">É </text:span><text:span text:style-name="T9">cabível</text:span><text:span text:style-name="T2"> </text:span><text:span text:style-name="T15">HC mesmo quando a ofensa ao direito de locomoção é </text:span><text:span text:style-name="T16">indireta</text:span><text:span text:style-name="T15"> (ex.: quebra de sigilo bancário que pode levar à prisão em processo criminal).</text:span></text:p>
      <text:p text:style-name="P38"/>
      <text:p text:style-name="P52"><text:span text:style-name="T15">HC pode ser concedido </text:span><text:span text:style-name="T16">de ofício pelo Juiz</text:span><text:span text:style-name="T15">.</text:span></text:p>
      <text:p text:style-name="P52"><text:span text:style-name="T15"/></text:p>
      <text:p text:style-name="P54">Órgão competente para julgamento de HC está <text:span text:style-name="T20">desvinculado à causa de pedir e aos pedidos formulados</text:span><text:span text:style-name="T21">. Assim, se tiver convicção de que há ato ilegal não mencionado pelo impetrante, cabe afastá-lo, ainda que isso implique concessão de ordem em sentido diverso do pleiteado.</text:span></text:p>
      <text:p text:style-name="P54"><text:span text:style-name="T21"/></text:p>
      <text:p text:style-name="P55">Não<text:span text:style-name="T21"> cabe HC contra decisões do STF (Plenário ou Turmas), </text:span>nem<text:span text:style-name="T21"> contra decisão monocrática proferida por Ministro do STF.</text:span></text:p>
      <text:p text:style-name="P55"><text:span text:style-name="T6"/></text:p>
      <text:p text:style-name="P56"><text:span text:style-name="T11">N</text:span><text:span text:style-name="T1">ão</text:span><text:span text:style-name="T2"> cabe HC para discutir o </text:span><text:span text:style-name="T1">mérito</text:span><text:span text:style-name="T2"> de punições disciplinares militares, mas cabe HC para discutir a </text:span><text:span text:style-name="T1">legalidade</text:span><text:span text:style-name="T2"> delas.</text:span></text:p>
      <text:p text:style-name="P56"><text:span text:style-name="T2"/></text:p>
      <text:p text:style-name="P57"><text:soft-page-break/><text:span text:style-name="T2">Estado de defesa ou estado de sítio → HC pode ser restringido, mas nunca suprimido.</text:span></text:p>
      <text:p text:style-name="P57"><text:span text:style-name="T2"/></text:p>
      <text:p text:style-name="P58"><text:span text:style-name="T2">HC → natureza </text:span><text:span text:style-name="T1">penal</text:span><text:span text:style-name="T2">.</text:span></text:p>
      <text:p text:style-name="P58"><text:span text:style-name="T2">MS → natureza </text:span><text:span text:style-name="T1">civil</text:span><text:span text:style-name="T2">.</text:span></text:p>
      <text:p text:style-name="P58"><text:span text:style-name="T2"/></text:p>
      <text:p text:style-name="P59"><text:span text:style-name="T2">STF: controvérsia sobre matéria de direito </text:span><text:span text:style-name="T1">não</text:span><text:span text:style-name="T2"> impede a concessão de MS.</text:span></text:p>
      <text:p text:style-name="P59"><text:span text:style-name="T2"/></text:p>
      <text:p text:style-name="P61"><text:span text:style-name="T2">Legitimados para impetrar MS:</text:span></text:p>
      <text:list xml:id="list1056429337" text:style-name="L3">
        <text:list-item>
          <text:p text:style-name="P60"><text:span text:style-name="T2">todas PFs e PJs, nacionais ou estrangeiras, domiciliadas ou não no Brasil;</text:span></text:p>
        </text:list-item>
        <text:list-item>
          <text:p text:style-name="P60"><text:span text:style-name="T2">universidades reconhecidas por lei como detentoras de capacidade processual para defesa de seus direitos;</text:span></text:p>
        </text:list-item>
        <text:list-item>
          <text:p text:style-name="P60"><text:span text:style-name="T2">órgãos públicos de grau superior, na defesa de suas prerrogativas e funções;</text:span></text:p>
        </text:list-item>
        <text:list-item>
          <text:p text:style-name="P60"><text:span text:style-name="T2">MP.</text:span></text:p>
        </text:list-item>
      </text:list>
      <text:p text:style-name="P61"><text:span text:style-name="T2"/></text:p>
      <text:p text:style-name="P62"><text:span text:style-name="T2">Prazo para impetrar MS → </text:span><text:span text:style-name="T1">120 dias</text:span><text:span text:style-name="T2"> </text:span><text:span text:style-name="T7">a contar da ciência oficial do interessado.</text:span></text:p>
      <text:list xml:id="list3109962449" text:style-name="L11">
        <text:list-item>
          <text:p text:style-name="P63"><text:span text:style-name="T2">Prazo decadencial, ou seja, </text:span><text:span text:style-name="T1">não</text:span><text:span text:style-name="T2"> passível de suspensão ou interrupção.</text:span></text:p>
        </text:list-item>
      </text:list>
      <text:p text:style-name="P64"><text:span text:style-name="T2"/></text:p>
      <text:p text:style-name="P66"><text:span text:style-name="T1">Não</text:span><text:span text:style-name="T2"> se admite </text:span><text:span text:style-name="T1">liminar em MS</text:span><text:span text:style-name="T2"> nos seguintes casos:</text:span></text:p>
      <text:list xml:id="list3182705594" text:style-name="L12">
        <text:list-item>
          <text:p text:style-name="P65"><text:span text:style-name="T2">compensação de CTs;</text:span></text:p>
        </text:list-item>
        <text:list-item>
          <text:p text:style-name="P65"><text:span text:style-name="T2">entrega de mercadorias e bens do exterior;</text:span></text:p>
        </text:list-item>
        <text:list-item>
          <text:p text:style-name="P65"><text:span text:style-name="T2">reclassificação ou equiparação de servidores públicos e a concessão de aumento ou a extensão de vantagens ou pagamento de qualquer natureza.</text:span></text:p>
        </text:list-item>
      </text:list>
      <text:p text:style-name="P66"><text:span text:style-name="T2"/></text:p>
      <text:p text:style-name="P67"><text:span text:style-name="T2">Impetrante de MS </text:span><text:span text:style-name="T1">pode</text:span><text:span text:style-name="T2"> desistir da ação </text:span><text:span text:style-name="T1">a qualquer tempo</text:span><text:span text:style-name="T2">.</text:span></text:p>
      <text:p text:style-name="P67"><text:span text:style-name="T2"/></text:p>
      <text:p text:style-name="P69"><text:span text:style-name="T1">Não</text:span><text:span text:style-name="T2"> cabe MS nos seguintes casos:</text:span></text:p>
      <text:list xml:id="list604825702" text:style-name="L13">
        <text:list-item>
          <text:p text:style-name="P68"><text:span text:style-name="T2">contra decisão judicial que ainda caiba recurso </text:span><text:span text:style-name="T24">com efeito suspensivo</text:span><text:span text:style-name="T2">;</text:span></text:p>
        </text:list-item>
        <text:list-item>
          <text:p text:style-name="P70"><text:span text:style-name="T2">contra ato administrativo que ainda caiba recurso </text:span><text:span text:style-name="T24">com efeito suspensivo</text:span><text:span text:style-name="T2">;</text:span></text:p>
          <text:list>
            <text:list-item>
              <text:p text:style-name="P71"><text:span text:style-name="T2">STF: a existência de recurso administrativo com efeito suspensivo </text:span><text:span text:style-name="T1">não</text:span><text:span text:style-name="T2"> impede o uso do MS contra </text:span><text:span text:style-name="T1">omissão da autoridade</text:span><text:span text:style-name="T2">;</text:span></text:p>
            </text:list-item>
          </text:list>
        </text:list-item>
        <text:list-item>
          <text:p text:style-name="P72"><text:span text:style-name="T2">contra decisão judicial transitado em julgado;</text:span></text:p>
        </text:list-item>
        <text:list-item>
          <text:p text:style-name="P73"><text:span text:style-name="T2">contra lei </text:span><text:span text:style-name="T1">em tese</text:span><text:span text:style-name="T2">, exceto se produtora de </text:span><text:span text:style-name="T1">efeitos concretos</text:span><text:span text:style-name="T2">;</text:span></text:p>
        </text:list-item>
        <text:list-item>
          <text:p text:style-name="P74"><text:span text:style-name="T2">contra ato de natureza jurisdicional, salvo situação de absoluta excepcionalidade, quando a decisão for equivocada, seja por manifesta ilegalidade, seja por abuso de poder;</text:span></text:p>
        </text:list-item>
        <text:list-item>
          <text:p text:style-name="P74"><text:span text:style-name="T2">contra decisões jurisdicionais do STF, salvo situações excepcionais;</text:span></text:p>
        </text:list-item>
        <text:list-item>
          <text:p text:style-name="P74"><text:span text:style-name="T2">para assegurar direito líquido e certo à </text:span><text:span text:style-name="T1">insubmissão a certa modalidade de tributação</text:span><text:span text:style-name="T2">, na hipótese de o ato coator apontado se confundir com a própria adoção de MP editada pelo Chefe do Poder Executivo.</text:span></text:p>
        </text:list-item>
      </text:list>
      <text:p text:style-name="P75"><text:span text:style-name="T2"/></text:p>
      <text:p text:style-name="P76"><text:span text:style-name="T1">Não</text:span><text:span text:style-name="T2"> há ônus da sucumbência na impetração de MS.</text:span></text:p>
      <text:p text:style-name="P76"><text:span text:style-name="T2"/></text:p>
      <text:p text:style-name="P78"><text:span text:style-name="T2">Legitimados para impetrar </text:span><text:span text:style-name="T1">MS coletivo</text:span><text:span text:style-name="T2">:</text:span></text:p>
      <text:list xml:id="list2246137824" text:style-name="L14">
        <text:list-item>
          <text:p text:style-name="P77"><text:span text:style-name="T2">partido político com representação no CN;</text:span></text:p>
        </text:list-item>
        <text:list-item>
          <text:p text:style-name="P77"><text:span text:style-name="T2">organização sindical, entidade de classe ou associação legalmente constituída e em funcionamento há </text:span><text:span text:style-name="T1">pelo menos 1 ano</text:span><text:span text:style-name="T2">, em defesa dos interesses de seus membros ou associados.</text:span></text:p>
        </text:list-item>
      </text:list>
      <text:p text:style-name="P78"><text:span text:style-name="T2"/></text:p>
      <text:p text:style-name="P79"><text:soft-page-break/><text:span text:style-name="T1">MS </text:span><text:span text:style-name="T9">coletivo</text:span><text:span text:style-name="T1"> → proteção a direitos </text:span><text:span text:style-name="T9">coletivos</text:span><text:span text:style-name="T1"> e individuais homogêneos. </text:span><text:span text:style-name="T9">Não</text:span><text:span text:style-name="T1"> é cabível para proteger interesses </text:span><text:span text:style-name="T23">difusos</text:span><text:span text:style-name="T1">.</text:span></text:p>
      <text:p text:style-name="P79"><text:span text:style-name="T1"/></text:p>
      <text:p text:style-name="P80"><text:span text:style-name="T1">MS </text:span><text:span text:style-name="T9">coletivo</text:span><text:span text:style-name="T1"> </text:span><text:span text:style-name="T9">não</text:span><text:span text:style-name="T1"> precisa de autorização expressa dos titulares do direito para agir.</text:span></text:p>
      <text:p text:style-name="P80"><text:span text:style-name="T1"/></text:p>
      <text:p text:style-name="P81"><text:span text:style-name="T1">STF: partido político </text:span><text:span text:style-name="T9">não</text:span><text:span text:style-name="T1"> está autorizado a usar MS coletivo para, </text:span><text:span text:style-name="T12">substituindo todos os cidadãos na defesa de direitos individuais,</text:span><text:span text:style-name="T1"> impugnar majoração de tributo, já que uma exigência tributária configura interesse de grupo ou classe de pessoas, só podendo ser impugnada por eles próprios, de forma individual ou coletiva.</text:span></text:p>
      <text:p text:style-name="P81"><text:span text:style-name="T1"/></text:p>
      <text:p text:style-name="P83"><text:span text:style-name="T1">Legitimatos para impetrar </text:span><text:span text:style-name="T9">MI coletivo</text:span><text:span text:style-name="T1">:</text:span></text:p>
      <text:list xml:id="list3898894055" text:style-name="L15">
        <text:list-item>
          <text:p text:style-name="P82"><text:span text:style-name="T1">partido político com representação no CN → p/ assegurar o exercício de direitos, liberdades e prerrogativas de seus integrantes ou relacionados com a finalidade partidária;</text:span></text:p>
        </text:list-item>
        <text:list-item>
          <text:p text:style-name="P84"><text:span text:style-name="T1">sindicato, entidade de classe ou associação constituída e em funcionamento há pelo menos 1 ano → p/ assegurar direitos, liberdades e prerrogativas em favor da totalidade ou parte de seus membros/associados, na forma de seus estatutos e desde que pertinentes a suas finalidades, dispensada, para tanto, autorização especial;</text:span></text:p>
        </text:list-item>
        <text:list-item>
          <text:p text:style-name="P84"><text:span text:style-name="T1">MP → quando relevante a defesa da ordem jurídica, do regime democrático ou dos interesses sociais ou individuais indisponíveis; </text:span><text:span text:style-name="T25">[novidade da L13300/16]</text:span></text:p>
        </text:list-item>
        <text:list-item>
          <text:p text:style-name="P85"><text:span text:style-name="T1">DP → quando relevante para a promoção dos direitos humanos e a defesa dos direitos individuais e coletivos dos necessitados. </text:span><text:span text:style-name="T25">[novidade da L13300/16]</text:span></text:p>
        </text:list-item>
      </text:list>
      <text:p text:style-name="P86"><text:span text:style-name="T13"/></text:p>
      <text:p text:style-name="P87"><text:span text:style-name="T13">M</text:span><text:span text:style-name="T1">I </text:span><text:span text:style-name="T9">não</text:span><text:span text:style-name="T1"> é gratuito e necessita de advogado.</text:span></text:p>
      <text:p text:style-name="P87"><text:span text:style-name="T1"/></text:p>
      <text:p text:style-name="P89"><text:span text:style-name="T1">Requisitos para cabimento de MI:</text:span></text:p>
      <text:list xml:id="list3218457106" text:style-name="L16">
        <text:list-item>
          <text:p text:style-name="P88"><text:span text:style-name="T1">omissão de norma que regule norma constitucional;</text:span></text:p>
        </text:list-item>
        <text:list-item>
          <text:p text:style-name="P88"><text:span text:style-name="T1">nexo de causalidade; e</text:span></text:p>
        </text:list-item>
        <text:list-item>
          <text:p text:style-name="P88"><text:span text:style-name="T1">decurso de prazo razoável para elaboração da norma.</text:span></text:p>
        </text:list-item>
      </text:list>
      <text:p text:style-name="P89"><text:span text:style-name="T1"/></text:p>
      <text:p text:style-name="P90"><text:span text:style-name="T1">Corrente </text:span><text:span text:style-name="T9">não concretista</text:span><text:span text:style-name="T1"> → cabe ao Judiciário apenas dar ciência de sua decisão ao órgão competente para que este edite norma regulamentadora.</text:span></text:p>
      <text:p text:style-name="P90"><text:span text:style-name="T1">Corrente </text:span><text:span text:style-name="T9">concretista</text:span><text:span text:style-name="T1"> → Judiciário deve não apenas reconhecer a omissão legislativa, mas também possibilitar a efetiva concretização do direito. Divide-se em:</text:span></text:p>
      <text:list xml:id="list78344530" text:style-name="L17">
        <text:list-item>
          <text:p text:style-name="P53">concretista geral<text:span text:style-name="T1">: decisão do Judiciário deve ser </text:span><text:span text:style-name="T26">erga omnes</text:span><text:span text:style-name="T17">;</text:span></text:p>
        </text:list-item>
        <text:list-item>
          <text:p text:style-name="P53"><text:span text:style-name="T18">concretista individual</text:span><text:span text:style-name="T17">: decisão do Judiciário deve ser </text:span><text:span text:style-name="T26">inter partes</text:span><text:span text:style-name="T17">. Divide-se em:</text:span></text:p>
          <text:list>
            <text:list-item>
              <text:p text:style-name="P45"><text:span text:style-name="T18">direta → Judiciário concretiza direta e imediatamente a eficácia da norma constitucional ao autor da ação;</text:span></text:p>
            </text:list-item>
            <text:list-item>
              <text:p text:style-name="P45"><text:span text:style-name="T18">intermediária → Judiciário dá prazo para que o omisso elabore a norma, se ultrapassado esse prazo, então Judiciário dará eficácia da norma constitucional ao autor da ação.</text:span></text:p>
            </text:list-item>
          </text:list>
        </text:list-item>
      </text:list>
      <text:p text:style-name="P46"><text:span text:style-name="T18"/></text:p>
      <text:p text:style-name="P44"><text:span text:style-name="T18">STF: adota corrente </text:span><text:span text:style-name="T19">concretista</text:span><text:span text:style-name="T18">.</text:span></text:p>
      <text:p text:style-name="P44"><text:span text:style-name="T18">L13300/16: adota corrente </text:span><text:span text:style-name="T19">concretista individual</text:span><text:span text:style-name="T1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cb53" officeooo:paragraph-rsid="0000cb5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Direitos e garantias fundamentai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6T22:34:16.013000000</dc:date>
    <meta:editing-duration>PT43S</meta:editing-duration>
    <meta:editing-cycles>3</meta:editing-cycles>
    <meta:document-statistic meta:table-count="0" meta:image-count="0" meta:object-count="0" meta:page-count="4" meta:paragraph-count="95" meta:word-count="1423" meta:character-count="8879" meta:non-whitespace-character-count="7599"/>
  </office:meta>
</office:document-meta>
</file>